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af9e5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9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rsid="002f7b1c" officeooo:paragraph-rsid="002f7b1c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3e72df" style:font-size-asian="12pt" style:font-weight-asian="bold" style:font-size-complex="12pt" style:font-weight-complex="bold"/>
    </style:style>
    <style:style style:name="P19" style:family="paragraph" style:parent-style-name="Standard" style:list-style-name="L4">
      <style:text-properties officeooo:paragraph-rsid="002af9e5"/>
    </style:style>
    <style:style style:name="P20" style:family="paragraph" style:parent-style-name="Standard" style:list-style-name="L4">
      <style:text-properties officeooo:rsid="003db81a" officeooo:paragraph-rsid="003db81a"/>
    </style:style>
    <style:style style:name="P21" style:family="paragraph" style:parent-style-name="Standard" style:list-style-name="L7">
      <style:text-properties officeooo:paragraph-rsid="002af9e5"/>
    </style:style>
    <style:style style:name="P22" style:family="paragraph" style:parent-style-name="Standard" style:list-style-name="L8">
      <style:text-properties officeooo:paragraph-rsid="002af9e5"/>
    </style:style>
    <style:style style:name="P23" style:family="paragraph" style:parent-style-name="Standard" style:list-style-name="L10">
      <style:text-properties officeooo:paragraph-rsid="003904d1"/>
    </style:style>
    <style:style style:name="P24" style:family="paragraph" style:parent-style-name="Standard" style:list-style-name="L10">
      <style:text-properties officeooo:rsid="003904d1" officeooo:paragraph-rsid="003904d1"/>
    </style:style>
    <style:style style:name="P25" style:family="paragraph" style:parent-style-name="Standard" style:list-style-name="L12">
      <style:text-properties officeooo:paragraph-rsid="002af9e5"/>
    </style:style>
    <style:style style:name="P26" style:family="paragraph" style:parent-style-name="Standard" style:list-style-name="L12">
      <style:text-properties officeooo:rsid="00260f33" officeooo:paragraph-rsid="002af9e5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72d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72df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468f5" style:font-size-asian="12pt" style:font-size-complex="12pt"/>
    </style:style>
    <style:style style:name="T16" style:family="text">
      <style:text-properties style:font-name="DejaVu Sans Condensed" fo:font-size="12pt" officeooo:rsid="00360820" style:font-size-asian="12pt" style:font-size-complex="12pt"/>
    </style:style>
    <style:style style:name="T17" style:family="text">
      <style:text-properties style:font-name="DejaVu Sans Condensed" fo:font-size="12pt" officeooo:rsid="003727d8" style:font-size-asian="12pt" style:font-size-complex="12pt"/>
    </style:style>
    <style:style style:name="T18" style:family="text">
      <style:text-properties style:font-name="DejaVu Sans Condensed" fo:font-size="12pt" officeooo:rsid="003904d1" style:font-size-asian="12pt" style:font-size-complex="12pt"/>
    </style:style>
    <style:style style:name="T19" style:family="text">
      <style:text-properties style:font-name="DejaVu Sans Condensed" fo:font-size="12pt" officeooo:rsid="003a2ba8" style:font-size-asian="12pt" style:font-size-complex="12pt"/>
    </style:style>
    <style:style style:name="T2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2" style:family="text">
      <style:text-properties officeooo:rsid="001e796a"/>
    </style:style>
    <style:style style:name="T23" style:family="text">
      <style:text-properties officeooo:rsid="001f81ba"/>
    </style:style>
    <style:style style:name="T24" style:family="text">
      <style:text-properties officeooo:rsid="00216278"/>
    </style:style>
    <style:style style:name="T25" style:family="text">
      <style:text-properties officeooo:rsid="00221931"/>
    </style:style>
    <style:style style:name="T26" style:family="text">
      <style:text-properties officeooo:rsid="0023cd1c"/>
    </style:style>
    <style:style style:name="T27" style:family="text">
      <style:text-properties officeooo:rsid="00255293"/>
    </style:style>
    <style:style style:name="T28" style:family="text">
      <style:text-properties officeooo:rsid="00260f33"/>
    </style:style>
    <style:style style:name="T29" style:family="text">
      <style:text-properties officeooo:rsid="00295ba7"/>
    </style:style>
    <style:style style:name="T30" style:family="text">
      <style:text-properties officeooo:rsid="00317907"/>
    </style:style>
    <style:style style:name="T31" style:family="text">
      <style:text-properties officeooo:rsid="003be212"/>
    </style:style>
    <style:style style:name="T32" style:family="text">
      <style:text-properties officeooo:rsid="003da5b7"/>
    </style:style>
    <style:style style:name="T33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3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18"><text:span text:style-name="T31">1</text:span><text:span text:style-name="T32">0</text:span><text:span text:style-name="T23">3</text:span><text:span text:style-name="T22"> - </text:span><text:span text:style-name="T31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7">Turn: --</text:p>
        </text:list-item>
      </text:list>
      <text:p text:style-name="P1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8">F: <text:span text:style-name="T27">Toggle Electric Power</text:span></text:p>
        </text:list-item>
      </text:list>
      <text:p text:style-name="P1">T2 switch</text:p>
      <text:list text:style-name="L4">
        <text:list-item>
          <text:p text:style-name="P19"><text:span text:style-name="T8">F: </text:span><text:span text:style-name="T14">Jettison weapons (must be </text:span><text:span text:style-name="T17">pressed</text:span><text:span text:style-name="T14"> repeatedly to drop all weapons, </text:span><text:span text:style-name="T17">order is outer to inner pylons, drop tanks first, </text:span><text:span text:style-name="T16">then </text:span><text:span text:style-name="T15">A2G weapons, then A2A weapons; pods are not jettisoned)</text:span></text:p>
        </text:list-item>
        <text:list-item>
          <text:p text:style-name="P20"><text:span text:style-name="T15">S</text:span><text:span text:style-name="T5">-F: Jettison fuel tanks</text:span></text:p>
        </text:list-item>
      </text:list>
      <text:p text:style-name="P1">T3 switch</text:p>
      <text:list text:style-name="L5">
        <text:list-item>
          <text:p text:style-name="P11">F: <text:span text:style-name="T29">Reset Master Caution audio warning</text:span></text:p>
        </text:list-item>
      </text:list>
      <text:p text:style-name="P1">T4 switch</text:p>
      <text:list text:style-name="L6">
        <text:list-item>
          <text:p text:style-name="P12">F: --</text:p>
        </text:list-item>
      </text:list>
      <text:p text:style-name="P1">Lighted Buttons -- Master Modes</text:p>
      <text:list text:style-name="L7">
        <text:list-item>
          <text:p text:style-name="P21"><text:span text:style-name="T7">B1</text:span><text:span text:style-name="T8">: </text:span><text:span text:style-name="T19">Longitudinal missile mode</text:span><text:span text:style-name="T8"><text:tab/></text:span><text:span text:style-name="T7">B2: </text:span><text:span text:style-name="T19">BVR Master Mode</text:span><text:span text:style-name="T10"><text:tab/></text:span><text:span text:style-name="T7"><text:tab/><text:tab/>B3: </text:span><text:span text:style-name="T9">Next Waypoint/Airfield</text:span></text:p>
        </text:list-item>
      </text:list>
      <text:list text:style-name="L8">
        <text:list-item>
          <text:p text:style-name="P22"><text:span text:style-name="T7">B4: </text:span><text:span text:style-name="T9">A/G </text:span><text:span text:style-name="T11">Master Mode<text:tab/></text:span><text:span text:style-name="T7"><text:tab/>B5: </text:span><text:span text:style-name="T12">Cycle </text:span><text:span text:style-name="T13">Nav Mode:<text:tab/><text:tab/><text:tab/></text:span><text:span text:style-name="T12">B</text:span><text:span text:style-name="T7">6: </text:span><text:span text:style-name="T9">Previous Waypoint/Airfield<text:tab/><text:tab/><text:tab/><text:tab/><text:tab/></text:span><text:span text:style-name="T12">No Task, Route, Return, Landing</text:span></text:p>
        </text:list-item>
      </text:list>
      <text:p text:style-name="P1">T5 switch -- <text:span text:style-name="T24">Landing </text:span>Gear</text:p>
      <text:list text:style-name="L9">
        <text:list-item>
          <text:p text:style-name="P15"><text:span text:style-name="T2">U/D: </text:span><text:span text:style-name="T25">Landing </text:span><text:span text:style-name="T2">Gear up/down</text:span></text:p>
        </text:list-item>
        <text:list-item>
          <text:p text:style-name="P16">S-D: Deploy drag chute, <text:span text:style-name="T30">drop chute after use</text:span></text:p>
        </text:list-item>
      </text:list>
      <text:p text:style-name="P6"><text:span text:style-name="T20">T6 switch -- </text:span><text:span text:style-name="T21">Flaps</text:span></text:p>
      <text:list text:style-name="L10">
        <text:list-item>
          <text:p text:style-name="P23"><text:span text:style-name="T8">U: </text:span><text:span text:style-name="T18">Flaps up</text:span></text:p>
        </text:list-item>
        <text:list-item>
          <text:p text:style-name="P23"><text:span text:style-name="T8">D: </text:span><text:span text:style-name="T9">Flaps up/down </text:span><text:span text:style-name="T18">(toggles between flaps up and takeoff position)</text:span></text:p>
        </text:list-item>
        <text:list-item>
          <text:p text:style-name="P24"><text:span text:style-name="T9">S-</text:span><text:span text:style-name="T5">D: Flaps Landing Position (full down)</text:span></text:p>
        </text:list-item>
      </text:list>
      <text:p text:style-name="P1">T7 switch -- Canopy</text:p>
      <text:list text:style-name="L11">
        <text:list-item>
          <text:p text:style-name="P9">U: Canopy up/down <text:span text:style-name="T26">toggle</text:span></text:p>
        </text:list-item>
      </text:list>
      <text:p text:style-name="P1">E1 dial -- <text:span text:style-name="T1">Kneeboard </text:span><text:span text:style-name="T28">and RWR</text:span></text:p>
      <text:list text:style-name="L12">
        <text:list-item>
          <text:p text:style-name="P13">P: Kneeboard toggle</text:p>
        </text:list-item>
        <text:list-item>
          <text:p text:style-name="P25"><text:span text:style-name="T6">L/R</text:span><text:span text:style-name="T7">: Flip pages</text:span></text:p>
        </text:list-item>
        <text:list-item>
          <text:p text:style-name="P26"><text:span text:style-name="T7">S-</text:span><text:span text:style-name="T5">P: RWR mode cycle</text:span></text:p>
        </text:list-item>
        <text:list-item>
          <text:p text:style-name="P17">S-L/S-R: RWR volume up/down</text:p>
        </text:list-item>
      </text:list>
      <text:p text:style-name="P1">E2 dial -- <text:span text:style-name="T27">(no NVGs)</text:span></text:p>
      <text:list text:style-name="L13">
        <text:list-item>
          <text:p text:style-name="P14">P: --</text:p>
        </text:list-item>
        <text:list-item>
          <text:p text:style-name="P14"><text:span text:style-name="T4">L/R</text:span>: --</text:p>
        </text:list-item>
      </text:list>
      <text:p text:style-name="P4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7:55.345000000</dc:date>
    <meta:editing-duration>PT5H22M11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2" meta:word-count="225" meta:character-count="1176" meta:non-whitespace-character-count="1003"/>
  </office:meta>
</office:document-meta>
</file>